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39in" fo:margin-bottom="0in" loext:contextual-spacing="false" fo:line-height="179%" fo:text-indent="0.0102in" style:auto-text-indent="false" style:writing-mode="lr-tb"/>
    </style:style>
    <style:style style:name="P2" style:family="paragraph" style:parent-style-name="Text_20_body">
      <style:paragraph-properties fo:margin-top="0.139in" fo:margin-bottom="0in" loext:contextual-spacing="false" fo:line-height="179%" style:writing-mode="lr-tb"/>
    </style:style>
    <style:style style:name="P3" style:family="paragraph" style:parent-style-name="Text_20_body">
      <style:paragraph-properties fo:margin-top="0.139in" fo:margin-bottom="0in" loext:contextual-spacing="false" fo:line-height="179%" style:writing-mode="lr-tb"/>
      <style:text-properties style:font-name="Times new roman" fo:font-size="11pt" style:font-size-asian="11pt" style:font-size-complex="11pt"/>
    </style:style>
    <style:style style:name="P4" style:family="paragraph" style:parent-style-name="Text_20_body">
      <style:paragraph-properties fo:margin-top="0.139in" fo:margin-bottom="0.1965in" loext:contextual-spacing="false" fo:line-height="179%" style:writing-mode="lr-tb"/>
      <style:text-properties style:font-name="Times new roman" fo:font-size="11pt" style:font-size-asian="11pt" style:font-size-complex="11pt"/>
    </style:style>
    <style:style style:name="P5" style:family="paragraph" style:parent-style-name="Heading_20_1">
      <style:text-properties fo:font-variant="normal" fo:text-transform="none" fo:color="#000000" style:text-line-through-style="none" style:text-line-through-type="none" style:font-name="Open Sans" fo:font-size="12.75pt" fo:font-style="normal" style:text-underline-style="none" fo:font-weight="bold" style:text-blinking="false" fo:background-color="transparent"/>
    </style:style>
    <style:style style:name="P6" style:family="paragraph" style:parent-style-name="Text_20_body">
      <style:paragraph-properties fo:margin-top="0.139in" fo:margin-bottom="0in"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7" style:family="paragraph" style:parent-style-name="Text_20_body" style:list-style-name="L1">
      <style:paragraph-properties fo:margin-top="0.139in" fo:margin-bottom="0in"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8" style:family="paragraph" style:parent-style-name="Text_20_body" style:list-style-name="L1">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officeooo:rsid="00164a2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docs-internal-guid-475ff402-74f6-ada7-8883-5c9207ca9c5e"/>Initial risk assessment</text:h>
      <text:p text:style-name="P1"><text:span text:style-name="T2"><text:tab/></text:span><text:span text:style-name="T3">In order to successfully finish this project it is crucial to identify possible obstacles and develop a plan to cope with them. There are many obstacles which could influence the proposed time schedule and the major ones are these:</text:span></text:p>
      <text:list xml:id="list5184692238937880438" text:style-name="L1">
        <text:list-item>
          <text:p text:style-name="P7">Personnel shortfalls (High)</text:p>
        </text:list-item>
        <text:list-item>
          <text:p text:style-name="P8">Lack of skills and knowledge in this domain (High)</text:p>
        </text:list-item>
        <text:list-item>
          <text:p text:style-name="P8">Human error (High)</text:p>
        </text:list-item>
        <text:list-item>
          <text:p text:style-name="P8">Developing the wrong user interface (Medium)</text:p>
        </text:list-item>
        <text:list-item>
          <text:p text:style-name="P8">Unrealistic schedule (Low)</text:p>
        </text:list-item>
        <text:list-item>
          <text:p text:style-name="P8">Inadequate budget (Low)</text:p>
        </text:list-item>
        <text:list-item>
          <text:p text:style-name="P8">Requirements volatility (Low)</text:p>
        </text:list-item>
      </text:list>
      <text:p text:style-name="P4"/>
      <text:p text:style-name="P6"><text:tab/>One of the obstacle is personnel shortfalls. Since the application should be developed in a small team, it <text:span text:style-name="T5">represents</text:span> very high risk. Especially, if only one team member is specialist in particular technology. The event of personal failure would introduce major delay in schedule. Therefore, it is necessary to decrease this impact. It could be achieved by assigning tasks to pair of developers and not individuals. Since they will work together, both will have similar knowledge about the problematic and one can still continue working on the task. This technique will lower the associated risk and delay.</text:p>
      <text:p text:style-name="P6"><text:tab/>Another difficulty with high risk associated is lack of skills and knowledge in this particular domain. Because it is highly specialized field, It is very likely that the developers would misunderstand the requirements specification. For this reason, it is crucial to closely cooperate with the client who is an expert and can easily direct the developers. The regular meetings are necessary in order to prevent this situation.</text:p>
      <text:p text:style-name="P3"><text:span text:style-name="T4">The next item on the list is human error. It is very common that developer make mistake without noticing. This could lead to major failure and malfunctioning of the system and potentially to great delay in schedule. So it is required to write tests for every core and regular modules in this application. This will decrease the chance the chances of human error.</text:span></text:p>
      <text:p text:style-name="P6"><text:soft-page-break/><text:tab/>Developing the wrong user interface is less likely to happen because it should be simple web page with search functionality. Despite this fact it is necessary to regularly discuss the progress with the client and incorporate reasonable feedback as soon as possible.</text:p>
      <text:p text:style-name="P6"><text:tab/>Important part of the development is to make realistic schedule which should be followed. Based on the time which was required to develop the functional prototype, it was estimated the time schedule for developing the complete application. The plan also include time reserve which should cover any minor delays. Even though it is essential to monitor the progress.</text:p>
      <text:p text:style-name="P6"><text:tab/>The next thing on the list is Inadequate budget. The chance that it would dramatically increase are low due to the fact that the application incorporate already developed technology which was not introduced recently. Therefore it was already well tested and the core technology is also used on many different application on the Internet. It is also important that the core technology has great community support and in case of any troubles it is possible to require paid support. Based on the time and complexity of the functional prototype were estimated costs for this application.</text:p>
      <text:p text:style-name="P6"><text:tab/>The last part which could introduce delay in schedule is requirements volatility. The core things of requirements specification should not change because they represent the whole idea of the application. In fact only minor changes can be done and they should not cause any major delay. On the other hand, it is vital to regularly monitor if the requirements are fulfilled.</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01:04:40.797793762</meta:creation-date>
    <dc:date>2016-11-19T10:23:08.118361170</dc:date>
    <meta:editing-duration>PT14M</meta:editing-duration>
    <meta:editing-cycles>3</meta:editing-cycles>
    <meta:generator>LibreOffice/5.2.3.3$Linux_X86_64 LibreOffice_project/20m0$Build-3</meta:generator>
    <meta:document-statistic meta:table-count="0" meta:image-count="0" meta:object-count="0" meta:page-count="2" meta:paragraph-count="16" meta:word-count="562" meta:character-count="3464" meta:non-whitespace-character-count="2918"/>
  </office:meta>
</office:document-meta>
</file>